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EXP(-[.B3])-[.B3]" office:value-type="float" office:value="0.106530659712633" calcext:value-type="float">
            <text:p>0.1065306597</text:p>
          </table:table-cell>
          <table:table-cell table:formula="of:=EXP(-(EXP(-([.B3]))))-EXP(-([.B3]))-EXP(-([.B3]))-[.B3]" office:value-type="float" office:value="-1.16782210753266" calcext:value-type="float">
            <text:p>-1.1678221075</text:p>
          </table:table-cell>
          <table:table-cell/>
        </table:table-row>
        <table:table-row table:style-name="ro1">
          <table:table-cell/>
          <table:table-cell table:formula="of:=[.B3]-(([.C3]^2)/[.D3])" office:value-type="float" office:value="0.509717902568899" calcext:value-type="float">
            <text:p>0.5097179026</text:p>
          </table:table-cell>
          <table:table-cell table:formula="of:=EXP(-[.B4])-[.B4]" office:value-type="float" office:value="0.0909470983991911" calcext:value-type="float">
            <text:p>0.0909470984</text:p>
          </table:table-cell>
          <table:table-cell table:formula="of:=EXP(-(EXP(-([.B4]))))-EXP(-([.B4]))-EXP(-([.B4]))-[.B4]" office:value-type="float" office:value="-1.16260110735778" calcext:value-type="float">
            <text:p>-1.1626011074</text:p>
          </table:table-cell>
          <table:table-cell table:formula="of:=ABS(([.B4]-[.B3])/[.B4])" office:value-type="float" office:value="0.0190652565270367" calcext:value-type="float">
            <text:p>0.0190652565</text:p>
          </table:table-cell>
        </table:table-row>
        <table:table-row table:style-name="ro1">
          <table:table-cell/>
          <table:table-cell table:formula="of:=[.B4]-(([.C4]^2)/[.D4])" office:value-type="float" office:value="0.516832444826673" calcext:value-type="float">
            <text:p>0.5168324448</text:p>
          </table:table-cell>
          <table:table-cell table:formula="of:=EXP(-[.B5])-[.B5]" office:value-type="float" office:value="0.0795742654654507" calcext:value-type="float">
            <text:p>0.0795742655</text:p>
          </table:table-cell>
          <table:table-cell table:formula="of:=EXP(-(EXP(-([.B5]))))-EXP(-([.B5]))-EXP(-([.B5]))-[.B5]" office:value-type="float" office:value="-1.15885864281171" calcext:value-type="float">
            <text:p>-1.1588586428</text:p>
          </table:table-cell>
          <table:table-cell table:formula="of:=ABS(([.B5]-[.B4])/[.B5])" office:value-type="float" office:value="0.0137656649248486" calcext:value-type="float">
            <text:p>0.0137656649</text:p>
          </table:table-cell>
        </table:table-row>
        <table:table-row table:style-name="ro1">
          <table:table-cell/>
          <table:table-cell table:formula="of:=[.B5]-(([.C5]^2)/[.D5])" office:value-type="float" office:value="0.522296496688083" calcext:value-type="float">
            <text:p>0.5222964967</text:p>
          </table:table-cell>
          <table:table-cell table:formula="of:=EXP(-[.B6])-[.B6]" office:value-type="float" office:value="0.0708603033333797" calcext:value-type="float">
            <text:p>0.0708603033</text:p>
          </table:table-cell>
          <table:table-cell table:formula="of:=EXP(-(EXP(-([.B6]))))-EXP(-([.B6]))-EXP(-([.B6]))-[.B6]" office:value-type="float" office:value="-1.15602995324218" calcext:value-type="float">
            <text:p>-1.1560299532</text:p>
          </table:table-cell>
          <table:table-cell table:formula="of:=ABS(([.B6]-[.B5])/[.B6])" office:value-type="float" office:value="0.0104615901045815" calcext:value-type="float">
            <text:p>0.0104615901</text:p>
          </table:table-cell>
        </table:table-row>
        <table:table-row table:style-name="ro1">
          <table:table-cell/>
          <table:table-cell table:formula="of:=[.B6]-(([.C6]^2)/[.D6])" office:value-type="float" office:value="0.526639967697996" calcext:value-type="float">
            <text:p>0.5266399677</text:p>
          </table:table-cell>
          <table:table-cell table:formula="of:=EXP(-[.B7])-[.B7]" office:value-type="float" office:value="0.0639460600373152" calcext:value-type="float">
            <text:p>0.06394606</text:p>
          </table:table-cell>
          <table:table-cell table:formula="of:=EXP(-(EXP(-([.B7]))))-EXP(-([.B7]))-EXP(-([.B7]))-[.B7]" office:value-type="float" office:value="-1.1538094944301" calcext:value-type="float">
            <text:p>-1.1538094944</text:p>
          </table:table-cell>
          <table:table-cell table:formula="of:=ABS(([.B7]-[.B6])/[.B7])" office:value-type="float" office:value="0.00824751495580343" calcext:value-type="float">
            <text:p>0.008247515</text:p>
          </table:table-cell>
        </table:table-row>
        <table:table-row table:style-name="ro1">
          <table:table-cell/>
          <table:table-cell office:value-type="float" office:value="0.5673" calcext:value-type="float">
            <text:p>0.5673</text:p>
          </table:table-cell>
          <table:table-cell table:formula="of:=EXP(-[.B8])-[.B8]" office:value-type="float" office:value="-0.000245579419291042" calcext:value-type="float">
            <text:p>-0.0002455794</text:p>
          </table:table-cell>
          <table:table-cell/>
          <table:table-cell table:formula="of:=ABS(([.B8]-[.B7])/[.B8])" office:value-type="float" office:value="0.0716728931817449" calcext:value-type="float">
            <text:p>0.0716728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9:57:23.352871681</meta:creation-date>
    <dc:date>2016-09-26T10:20:56.843081858</dc:date>
    <meta:editing-duration>PT4M8S</meta:editing-duration>
    <meta:editing-cycles>1</meta:editing-cycles>
    <meta:document-statistic meta:table-count="1" meta:cell-count="26" meta:object-count="0"/>
    <meta:generator>LibreOffice/5.1.4.2$Linux_X86_64 LibreOffice_project/10m0$Build-2</meta:generator>
  </office:meta>
</office:document-meta>
</file>